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500E81989D34AED993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62cm, 9.466cm, 5.893cm, 5.836cm)" draw:image-opacity="100%" style:mirror="none"/>
    </style:style>
    <style:style style:name="gr2" style:family="graphic" style:parent-style-name="standard">
      <style:graphic-properties draw:stroke="none" draw:fill="solid" draw:fill-color="#282828" draw:textarea-horizontal-align="justify" draw:textarea-vertical-align="middle" draw:auto-grow-height="false" fo:min-height="5.465cm" fo:min-width="2.992cm"/>
    </style:style>
    <style:style style:name="gr3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8282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29cm" svg:height="29.292cm" svg:x="1.284cm" svg:y="0.283cm">
          <draw:image xlink:href="Pictures/100000000000038400000500E81989D34AED9931.jpg" xlink:type="simple" xlink:show="embed" xlink:actuate="onLoad" draw:mime-type="image/jpeg">
            <text:p/>
          </draw:image>
        </draw:frame>
        <draw:custom-shape draw:style-name="gr2" draw:text-style-name="P2" draw:layer="layout" svg:width="3.492cm" svg:height="5.715cm" svg:x="8.62cm" svg:y="8.302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10.891cm" svg:height="11.194cm" draw:transform="skewX (6.11024165387484E-017) rotate (1.8788469397719) translate (3.56744668644943cm 12.0791960396738cm)" svg:viewBox="0 0 10892 11195" svg:d="M0 11195c7330-1 10892-11195 10892-11195">
          <text:p/>
        </draw:path>
        <draw:path draw:style-name="gr4" draw:text-style-name="P1" draw:layer="layout" svg:width="16.131cm" svg:height="6.142cm" draw:transform="skewX (-0.643502895210309) rotate (-1.46276044609645) translate (5.61055609432474cm -2.33792342318146cm)" svg:viewBox="0 0 16132 6143" svg:d="M0 6143c10857 1 16132-6143 16132-6143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19T12:32:23.476478697</dc:date>
    <meta:editing-duration>PT9M2S</meta:editing-duration>
    <meta:editing-cycles>2</meta:editing-cycles>
    <meta:generator>LibreOffice/7.3.7.2$Linux_X86_64 LibreOffice_project/30$Build-2</meta:generator>
    <meta:document-statistic meta:object-count="4"/>
  </office:meta>
</office:document-meta>
</file>